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3" table:default-cell-style-name="Default"/>
        <table:table-row table:style-name="ro1">
          <table:table-cell table:number-columns-repeated="11"/>
          <table:table-cell office:value-type="string">
            <text:p>V+</text:p>
          </table:table-cell>
          <table:table-cell office:value-type="float" office:value="3.2">
            <text:p>3.2</text:p>
          </table:table-cell>
          <table:table-cell table:number-columns-repeated="9"/>
          <table:table-cell office:value-type="string">
            <text:p>Calibrati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/>
          <table:table-cell office:value-type="string">
            <text:p>Zero point</text:p>
          </table:table-cell>
          <table:table-cell table:number-columns-repeated="3"/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MV difference (300 mv/g → 2g difference)</text:p>
          </table:table-cell>
          <table:table-cell table:number-columns-repeated="5"/>
          <table:table-cell office:value-type="string">
            <text:p>mv/g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2297">
            <text:p>2297</text:p>
          </table:table-cell>
          <table:table-cell office:value-type="float" office:value="2308">
            <text:p>2308</text:p>
          </table:table-cell>
          <table:table-cell/>
          <table:table-cell office:value-type="string">
            <text:p>vvvvvvvvvvvvvv</text:p>
          </table:table-cell>
          <table:table-cell table:number-columns-repeated="3"/>
          <table:table-cell table:formula="of:=[.A3]-[.E4]" office:value-type="float" office:value="352.5">
            <text:p>352.5</text:p>
          </table:table-cell>
          <table:table-cell table:formula="of:=[.B3]-[.F4]" office:value-type="float" office:value="-3">
            <text:p>-3</text:p>
          </table:table-cell>
          <table:table-cell table:formula="of:=[.C3]-[.G4]" office:value-type="float" office:value="1.5">
            <text:p>1.5</text:p>
          </table:table-cell>
          <table:table-cell/>
          <table:table-cell table:style-name="ce2" table:formula="of:=([.$M$1]/4095)*[.A3]" office:value-type="float" office:value="2.10754578754579">
            <text:p>2.11</text:p>
          </table:table-cell>
          <table:table-cell table:style-name="ce2" table:formula="of:=([.$M$1]/4095)*[.B3]" office:value-type="float" office:value="1.79496947496947">
            <text:p>1.79</text:p>
          </table:table-cell>
          <table:table-cell table:style-name="ce2" table:formula="of:=([.$M$1]/4095)*[.C3]" office:value-type="float" office:value="1.80356532356532">
            <text:p>1.80</text:p>
          </table:table-cell>
          <table:table-cell/>
          <table:table-cell office:value-type="string">
            <text:p>vvvvvvvvvvvvvv</text:p>
          </table:table-cell>
          <table:table-cell table:number-columns-repeated="3"/>
          <table:table-cell office:value-type="string">
            <text:p>Z up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303">
            <text:p>2303</text:p>
          </table:table-cell>
          <table:table-cell office:value-type="float" office:value="2305">
            <text:p>2305</text:p>
          </table:table-cell>
          <table:table-cell/>
          <table:table-cell table:formula="of:=[.A3]+([.A4]-[.A3])/2" office:value-type="float" office:value="2344.5">
            <text:p>2344.5</text:p>
          </table:table-cell>
          <table:table-cell table:formula="of:=[.B3]+([.B4]-[.B3])/2" office:value-type="float" office:value="2300">
            <text:p>2300</text:p>
          </table:table-cell>
          <table:table-cell table:formula="of:=[.C3]+([.C4]-[.C3])/2" office:value-type="float" office:value="2306.5">
            <text:p>2306.5</text:p>
          </table:table-cell>
          <table:table-cell/>
          <table:table-cell table:formula="of:=[.A4]-[.E4]" office:value-type="float" office:value="-352.5">
            <text:p>-352.5</text:p>
          </table:table-cell>
          <table:table-cell table:formula="of:=[.B4]-[.F4]" office:value-type="float" office:value="3">
            <text:p>3</text:p>
          </table:table-cell>
          <table:table-cell table:formula="of:=[.C4]-[.G4]" office:value-type="float" office:value="-1.5">
            <text:p>-1.5</text:p>
          </table:table-cell>
          <table:table-cell/>
          <table:table-cell table:style-name="ce2" table:formula="of:=([.$M$1]/4095)*[.A4]" office:value-type="float" office:value="1.55663003663004">
            <text:p>1.56</text:p>
          </table:table-cell>
          <table:table-cell table:style-name="ce2" table:formula="of:=([.$M$1]/4095)*[.B4]" office:value-type="float" office:value="1.79965811965812">
            <text:p>1.80</text:p>
          </table:table-cell>
          <table:table-cell table:style-name="ce2" table:formula="of:=([.$M$1]/4095)*[.C4]" office:value-type="float" office:value="1.801221001221">
            <text:p>1.80</text:p>
          </table:table-cell>
          <table:table-cell/>
          <table:table-cell table:formula="of:=([.M4]-[.M3])*1000" office:value-type="float" office:value="-550.915750915751">
            <text:p>-550.92</text:p>
          </table:table-cell>
          <table:table-cell table:formula="of:=([.N4]-[.N3])*1000" office:value-type="float" office:value="4.68864468864472">
            <text:p>4.69</text:p>
          </table:table-cell>
          <table:table-cell table:formula="of:=([.O4]-[.O3])*1000" office:value-type="float" office:value="-2.34432234432225">
            <text:p>-2.34</text:p>
          </table:table-cell>
          <table:table-cell/>
          <table:table-cell office:value-type="string">
            <text:p>Z down</text:p>
          </table:table-cell>
          <table:table-cell/>
          <table:table-cell table:formula="of:=[.Q4]/2" office:value-type="float" office:value="-275.457875457876">
            <text:p>-275.4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2300">
            <text:p>2300</text:p>
          </table:table-cell>
          <table:table-cell office:value-type="float" office:value="2653">
            <text:p>2653</text:p>
          </table:table-cell>
          <table:table-cell table:number-columns-repeated="3"/>
          <table:table-cell office:value-type="string">
            <text:p>vvvvvvvvvvvvvv</text:p>
          </table:table-cell>
          <table:table-cell/>
          <table:table-cell table:formula="of:=[.A6]-[.E7]" office:value-type="float" office:value="1">
            <text:p>1</text:p>
          </table:table-cell>
          <table:table-cell table:formula="of:=[.B6]-[.F7]" office:value-type="float" office:value="3">
            <text:p>3</text:p>
          </table:table-cell>
          <table:table-cell table:formula="of:=[.C6]-[.G7]" office:value-type="float" office:value="347.5">
            <text:p>347.5</text:p>
          </table:table-cell>
          <table:table-cell/>
          <table:table-cell table:style-name="ce2" table:formula="of:=([.$M$1]/4095)*[.A6]" office:value-type="float" office:value="1.83404151404151">
            <text:p>1.83</text:p>
          </table:table-cell>
          <table:table-cell table:style-name="ce2" table:formula="of:=([.$M$1]/4095)*[.B6]" office:value-type="float" office:value="1.7973137973138">
            <text:p>1.80</text:p>
          </table:table-cell>
          <table:table-cell table:style-name="ce2" table:formula="of:=([.$M$1]/4095)*[.C6]" office:value-type="float" office:value="2.07316239316239">
            <text:p>2.07</text:p>
          </table:table-cell>
          <table:table-cell table:number-columns-repeated="3"/>
          <table:table-cell office:value-type="string">
            <text:p>vvvvvvvvvvvvvv</text:p>
          </table:table-cell>
          <table:table-cell/>
          <table:table-cell office:value-type="string">
            <text:p>X up</text:p>
          </table:table-cell>
          <table:table-cell table:number-columns-repeated="2"/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294">
            <text:p>2294</text:p>
          </table:table-cell>
          <table:table-cell office:value-type="float" office:value="1958">
            <text:p>1958</text:p>
          </table:table-cell>
          <table:table-cell/>
          <table:table-cell table:formula="of:=[.A6]+([.A7]-[.A6])/2" office:value-type="float" office:value="2346">
            <text:p>2346</text:p>
          </table:table-cell>
          <table:table-cell table:formula="of:=[.B6]+([.B7]-[.B6])/2" office:value-type="float" office:value="2297">
            <text:p>2297</text:p>
          </table:table-cell>
          <table:table-cell table:formula="of:=[.C6]+([.C7]-[.C6])/2" office:value-type="float" office:value="2305.5">
            <text:p>2305.5</text:p>
          </table:table-cell>
          <table:table-cell/>
          <table:table-cell table:formula="of:=[.A7]-[.E7]" office:value-type="float" office:value="-1">
            <text:p>-1</text:p>
          </table:table-cell>
          <table:table-cell table:formula="of:=[.B7]-[.F7]" office:value-type="float" office:value="-3">
            <text:p>-3</text:p>
          </table:table-cell>
          <table:table-cell table:formula="of:=[.C7]-[.G7]" office:value-type="float" office:value="-347.5">
            <text:p>-347.5</text:p>
          </table:table-cell>
          <table:table-cell/>
          <table:table-cell table:style-name="ce2" table:formula="of:=([.$M$1]/4095)*[.A7]" office:value-type="float" office:value="1.83247863247863">
            <text:p>1.83</text:p>
          </table:table-cell>
          <table:table-cell table:style-name="ce2" table:formula="of:=([.$M$1]/4095)*[.B7]" office:value-type="float" office:value="1.79262515262515">
            <text:p>1.79</text:p>
          </table:table-cell>
          <table:table-cell table:style-name="ce2" table:formula="of:=([.$M$1]/4095)*[.C7]" office:value-type="float" office:value="1.53006105006105">
            <text:p>1.53</text:p>
          </table:table-cell>
          <table:table-cell/>
          <table:table-cell table:formula="of:=([.M7]-[.M6])*1000" office:value-type="float" office:value="-1.56288156288165">
            <text:p>-1.56</text:p>
          </table:table-cell>
          <table:table-cell table:formula="of:=([.N7]-[.N6])*1000" office:value-type="float" office:value="-4.68864468864472">
            <text:p>-4.69</text:p>
          </table:table-cell>
          <table:table-cell table:formula="of:=([.O7]-[.O6])*1000" office:value-type="float" office:value="-543.101343101343">
            <text:p>-543.1</text:p>
          </table:table-cell>
          <table:table-cell/>
          <table:table-cell office:value-type="string">
            <text:p>X down</text:p>
          </table:table-cell>
          <table:table-cell/>
          <table:table-cell table:formula="of:=[.S7]/2" office:value-type="float" office:value="-271.550671550672">
            <text:p>-271.5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2658">
            <text:p>2658</text:p>
          </table:table-cell>
          <table:table-cell office:value-type="float" office:value="2307">
            <text:p>2307</text:p>
          </table:table-cell>
          <table:table-cell table:number-columns-repeated="2"/>
          <table:table-cell office:value-type="string">
            <text:p>vvvvvvvvvvvvvv</text:p>
          </table:table-cell>
          <table:table-cell table:number-columns-repeated="2"/>
          <table:table-cell table:formula="of:=[.A9]-[.E10]" office:value-type="float" office:value="4.5">
            <text:p>4.5</text:p>
          </table:table-cell>
          <table:table-cell table:formula="of:=[.B9]-[.F10]" office:value-type="float" office:value="356">
            <text:p>356</text:p>
          </table:table-cell>
          <table:table-cell table:formula="of:=[.C9]-[.G10]" office:value-type="float" office:value="2">
            <text:p>2</text:p>
          </table:table-cell>
          <table:table-cell/>
          <table:table-cell table:style-name="ce2" table:formula="of:=([.$M$1]/4095)*[.A9]" office:value-type="float" office:value="1.8356043956044">
            <text:p>1.84</text:p>
          </table:table-cell>
          <table:table-cell table:style-name="ce2" table:formula="of:=([.$M$1]/4095)*[.B9]" office:value-type="float" office:value="2.0770695970696">
            <text:p>2.08</text:p>
          </table:table-cell>
          <table:table-cell table:style-name="ce2" table:formula="of:=([.$M$1]/4095)*[.C9]" office:value-type="float" office:value="1.80278388278388">
            <text:p>1.80</text:p>
          </table:table-cell>
          <table:table-cell table:number-columns-repeated="2"/>
          <table:table-cell office:value-type="string">
            <text:p>vvvvvvvvvvvvvv</text:p>
          </table:table-cell>
          <table:table-cell table:number-columns-repeated="2"/>
          <table:table-cell office:value-type="string">
            <text:p>Y up</text:p>
          </table:table-cell>
          <table:table-cell table:number-columns-repeated="2"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1946">
            <text:p>1946</text:p>
          </table:table-cell>
          <table:table-cell office:value-type="float" office:value="2303">
            <text:p>2303</text:p>
          </table:table-cell>
          <table:table-cell/>
          <table:table-cell table:formula="of:=[.A9]+([.A10]-[.A9])/2" office:value-type="float" office:value="2344.5">
            <text:p>2344.5</text:p>
          </table:table-cell>
          <table:table-cell table:formula="of:=[.B9]+([.B10]-[.B9])/2" office:value-type="float" office:value="2302">
            <text:p>2302</text:p>
          </table:table-cell>
          <table:table-cell table:formula="of:=[.C9]+([.C10]-[.C9])/2" office:value-type="float" office:value="2305">
            <text:p>2305</text:p>
          </table:table-cell>
          <table:table-cell/>
          <table:table-cell table:formula="of:=[.A10]-[.E10]" office:value-type="float" office:value="-4.5">
            <text:p>-4.5</text:p>
          </table:table-cell>
          <table:table-cell table:formula="of:=[.B10]-[.F10]" office:value-type="float" office:value="-356">
            <text:p>-356</text:p>
          </table:table-cell>
          <table:table-cell table:formula="of:=[.C10]-[.G10]" office:value-type="float" office:value="-2">
            <text:p>-2</text:p>
          </table:table-cell>
          <table:table-cell/>
          <table:table-cell table:style-name="ce2" table:formula="of:=([.$M$1]/4095)*[.A10]" office:value-type="float" office:value="1.82857142857143">
            <text:p>1.83</text:p>
          </table:table-cell>
          <table:table-cell table:style-name="ce2" table:formula="of:=([.$M$1]/4095)*[.B10]" office:value-type="float" office:value="1.52068376068376">
            <text:p>1.52</text:p>
          </table:table-cell>
          <table:table-cell table:style-name="ce2" table:formula="of:=([.$M$1]/4095)*[.C10]" office:value-type="float" office:value="1.79965811965812">
            <text:p>1.80</text:p>
          </table:table-cell>
          <table:table-cell/>
          <table:table-cell table:formula="of:=([.M10]-[.M9])*1000" office:value-type="float" office:value="-7.03296703296719">
            <text:p>-7.03</text:p>
          </table:table-cell>
          <table:table-cell table:formula="of:=([.N10]-[.N9])*1000" office:value-type="float" office:value="-556.385836385836">
            <text:p>-556.39</text:p>
          </table:table-cell>
          <table:table-cell table:formula="of:=([.O10]-[.O9])*1000" office:value-type="float" office:value="-3.12576312576307">
            <text:p>-3.13</text:p>
          </table:table-cell>
          <table:table-cell/>
          <table:table-cell office:value-type="string">
            <text:p>Y down</text:p>
          </table:table-cell>
          <table:table-cell/>
          <table:table-cell table:formula="of:=[.R10]/2" office:value-type="float" office:value="-278.192918192918">
            <text:p>-278.1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1" office:value-type="date" office:date-value="2011-09-29">
            <text:p>09/29/11</text:p>
          </table:table-cell>
          <table:table-cell table:number-columns-repeated="22"/>
        </table:table-row>
        <table:table-row table:style-name="ro1">
          <table:table-cell office:value-type="string">
            <text:p>Board #1 Calibration of ADXL335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22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nald Haselwood</meta:initial-creator>
    <meta:creation-date>2011-09-29T20:45:09</meta:creation-date>
    <dc:date>2011-09-29T22:03:50</dc:date>
    <dc:creator>Donald Haselwood</dc:creator>
    <meta:editing-duration>PT00H01M15S</meta:editing-duration>
    <meta:editing-cycles>1</meta:editing-cycles>
    <meta:document-statistic meta:table-count="3" meta:cell-count="101" meta:object-count="0"/>
    <meta:generator>OpenOffice.org/3.1$Linux OpenOffice.org_project/310m21$Build-9319</meta:generator>
  </office:meta>
</office:document-meta>
</file>